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9BD0000051140F57011.svm"/>
  <manifest:file-entry manifest:media-type="" manifest:full-path="Pictures/200000070000462E000026DDE03A5EDC.svm"/>
  <manifest:file-entry manifest:media-type="" manifest:full-path="Pictures/2000003100001B03000004B0878B6030.svm"/>
  <manifest:file-entry manifest:media-type="" manifest:full-path="Pictures/2000000700001F6C000014AD0EF71375.svm"/>
  <manifest:file-entry manifest:media-type="" manifest:full-path="Pictures/2000007D0000184100000A3399A73E99.svm"/>
  <manifest:file-entry manifest:media-type="" manifest:full-path="Pictures/2000002400000A100000051A7B58DE77.svm"/>
  <manifest:file-entry manifest:media-type="" manifest:full-path="Pictures/2000000700007CD9000011C88F1254AB.svm"/>
  <manifest:file-entry manifest:media-type="" manifest:full-path="Pictures/200000070000492E0000105506B875CD.svm"/>
  <manifest:file-entry manifest:media-type="" manifest:full-path="Pictures/2000000700004D000000123213722F67.svm"/>
  <manifest:file-entry manifest:media-type="" manifest:full-path="Pictures/200000070000108A00000A3C2D150360.svm"/>
  <manifest:file-entry manifest:media-type="" manifest:full-path="Pictures/2000003200001AE00000048DBF033D71.svm"/>
  <manifest:file-entry manifest:media-type="" manifest:full-path="Pictures/20000050000022970000053D8AC7AD76.svm"/>
  <manifest:file-entry manifest:media-type="" manifest:full-path="Pictures/20000038000017D80000053D2EB5E36C.svm"/>
  <manifest:file-entry manifest:media-type="" manifest:full-path="Pictures/200000070000156600000600CFB85F02.svm"/>
  <manifest:file-entry manifest:media-type="" manifest:full-path="Pictures/2000000700003855000010065C515818.svm"/>
  <manifest:file-entry manifest:media-type="" manifest:full-path="Pictures/2000006300002696000005602E0C2F28.svm"/>
  <manifest:file-entry manifest:media-type="" manifest:full-path="Pictures/20000046000020400000058405091C0E.svm"/>
  <manifest:file-entry manifest:media-type="" manifest:full-path="Pictures/200000070000212E000004A802FC67B1.svm"/>
  <manifest:file-entry manifest:media-type="" manifest:full-path="Pictures/200000360000281A000004B0115A51D4.svm"/>
  <manifest:file-entry manifest:media-type="" manifest:full-path="Pictures/2000004100001E750000053DB109D30C.svm"/>
  <manifest:file-entry manifest:media-type="" manifest:full-path="Pictures/20000024000014AC0000029F3EBAF9D7.svm"/>
  <manifest:file-entry manifest:media-type="" manifest:full-path="Pictures/2000001A000019C50000029F4D0DF073.svm"/>
  <manifest:file-entry manifest:media-type="" manifest:full-path="Pictures/2000001F00000CD10000051A31F343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sans-serif" svg:font-family="sans-serif"/>
    <style:font-face style:name="FreeSerif" svg:font-family="FreeSerif" style:font-family-generic="roma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P1" style:family="paragraph" style:parent-style-name="Normal">
      <style:text-properties fo:language="en" fo:country="US"/>
    </style:style>
    <style:style style:name="P2" style:family="paragraph" style:parent-style-name="Normal">
      <style:paragraph-properties fo:text-align="start" style:justify-single-word="false" style:writing-mode="lr-tb"/>
      <style:text-properties fo:language="en" fo:country="US"/>
    </style:style>
    <style:style style:name="P3" style:family="paragraph" style:parent-style-name="Normal">
      <style:paragraph-properties fo:text-align="start" style:justify-single-word="false" style:writing-mode="lr-tb"/>
    </style:style>
    <style:style style:name="P4" style:family="paragraph" style:parent-style-name="Normal">
      <style:paragraph-properties fo:margin-left="0.5in" fo:margin-right="0in" fo:text-indent="0in" style:auto-text-indent="false"/>
    </style:style>
    <style:style style:name="P5" style:family="paragraph" style:parent-style-name="Standard">
      <style:paragraph-properties fo:break-before="page"/>
    </style:style>
    <style:style style:name="P6" style:family="paragraph" style:parent-style-name="Normal">
      <style:paragraph-properties fo:text-align="start" style:justify-single-word="false" style:writing-mode="lr-tb"/>
      <style:text-properties style:font-name="sans-serif" fo:font-size="11pt"/>
    </style:style>
    <style:style style:name="P7" style:family="paragraph" style:parent-style-name="Normal">
      <style:text-properties style:text-underline-style="solid" style:text-underline-width="auto" style:text-underline-color="font-color" fo:font-weight="bold"/>
    </style:style>
    <style:style style:name="P8" style:family="paragraph" style:parent-style-name="Normal">
      <style:text-properties fo:language="en" fo:country="US"/>
    </style:style>
    <style:style style:name="P9" style:family="paragraph" style:parent-style-name="Normal">
      <style:paragraph-properties fo:text-align="center" style:justify-single-word="false"/>
      <style:text-properties fo:language="en" fo:country="US"/>
    </style:style>
    <style:style style:name="P10" style:family="paragraph" style:parent-style-name="Normal">
      <style:text-properties fo:language="ru" fo:country="RU"/>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bold"/>
    </style:style>
    <style:style style:name="P13" style:family="paragraph" style:parent-style-name="Standard" style:list-style-name="L1">
      <style:paragraph-properties fo:margin-left="0.2in" fo:margin-right="0in" fo:text-indent="0in" style:auto-text-indent="false"/>
      <style:text-properties fo:language="en" fo:country="US"/>
    </style:style>
    <style:style style:name="P14" style:family="paragraph" style:parent-style-name="Standard" style:list-style-name="L2">
      <style:paragraph-properties fo:margin-left="0.2in" fo:margin-right="0in" fo:text-indent="0in" style:auto-text-indent="false"/>
    </style:style>
    <style:style style:name="T1" style:family="text">
      <style:text-properties fo:language="en" fo:country="US"/>
    </style:style>
    <style:style style:name="T2" style:family="text">
      <style:text-properties fo:language="ru" fo:country="RU"/>
    </style:style>
    <style:style style:name="T3" style:family="text">
      <style:text-properties style:text-position="-33% 58%"/>
    </style:style>
    <style:style style:name="T4" style:family="text">
      <style:text-properties style:font-name="Times New Roman1"/>
    </style:style>
    <style:style style:name="T5" style:family="text">
      <style:text-properties style:font-name="Times New Roman1" fo:language="ru" fo:country="RU"/>
    </style:style>
    <style:style style:name="T6" style:family="text">
      <style:text-properties style:font-name="Times New Roman1" fo:language="en" fo:country="US"/>
    </style:style>
    <style:style style:name="T7" style:family="text">
      <style:text-properties style:font-name="Times New Roman"/>
    </style:style>
    <style:style style:name="T8" style:family="text">
      <style:text-properties style:font-name="Times New Roman" fo:language="ru" fo:country="RU"/>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Merida, 3 de Marzo del 2020</text:p>
        <text:p text:style-name="Standard"/>
        <text:p text:style-name="P11">Integrantes :</text:p>
        <text:p text:style-name="Standard">-Ruben Gavidia C.I 23.304.199</text:p>
        <text:p text:style-name="Standard">-Ermirosa Santiago C.I 23.442.726</text:p>
        <text:p text:style-name="Standard"/>
        <text:p text:style-name="P12">Estocastica 2: </text:p>
        <text:p text:style-name="P12">Hipotesis e Intervalos de Confianza</text:p>
        <text:p text:style-name="P3"/>
        <text:p text:style-name="P6">En estadística, técnicas inferenciales como son intervalos de confianza, prueba de hipótesis y pruebas de significancia, son ampliamente utilizadas para hacer inferencias acerca de ciertas características de una población. Aunque este material ocupa gran parte de los cursos básicos de estadística de nivel universitario, es común que en la práctica se haga un uso indistinto de estas técnicas.Es usual observar que se plantean hipótesis nulas y alternativas durante el transcurso de un análisis, se malinterpreta la información que proporciona un intervalo de confianza y se considera el p-valor como un número mágico, cuya sola magnitud permite emitir conclusiones, sin la necesidad de información adicional. </text:p>
        <text:p text:style-name="P3"/>
        <text:p text:style-name="P7"><text:s/>Intervalos de confianza</text:p>
        <text:p text:style-name="Normal"/>
        <text:p text:style-name="Normal">Un estimador de intervalo es una regla que especifica el método para usar las mediciones muestrales en el cálculo de dos números que forman los puntos extremos del intervalo. En elcaso ideal, el intervalo resultante tiene dos propiedades: la primera, contiene el parámetro objetivo Ф; en la segunda segundo, su amplitud será relativamente pequeña. Uno o ambos puntos extremos del intervalo, siendo funciones de las mediciones muéstrales, variarán aleatoriamente de una muestra a otra. Entonces, la longitud y ubicación del intervalo son cantidades aleatorias; no se puede estar seguros de que el parámetro objetivo Ф (fi<text:span text:style-name="T1">jo</text:span>) caiga entre los puntos extremos</text:p>
        <text:p text:style-name="Normal">de cualquier intervalo individual calculado a partir de una sola muestra. En ese caso, el objetivo es hallar un estimador de intervalo capaz de generar intervalos estrechos que tengan una alta probabilidad de incluir a <text:span text:style-name="T2">Ф</text:span>.</text:p>
        <text:p text:style-name="Normal"/>
        <text:p text:style-name="Normal">Los estimadores de intervalo suelen recibir el nombre de intervalos de confianza. Los puntos extremos superior e inferior de un intervalo de confianza se denominan límites de confianza superior e inferior, respectivamente.</text:p>
        <text:p text:style-name="Normal"/>
        <text:p text:style-name="Normal">Desde un punto de vista práctico, el coeficiente de confianza identifica la fracción de veces, en muestreo repetido, y los intervalos construidos contienen al parámetro objetivo Ф. Si sabemos que el coeficiente de confianza asociado con nuestro estimador es alto, podemos estar <text:span text:style-name="T1">suficientemente</text:span> seguros de que cualquier intervalo de confianza, construido con el uso de los resultados de una sola muestra, contendrá a Ф.</text:p>
        <text:p text:style-name="Normal"/>
        <text:p text:style-name="P3">Suponga que P(<text:span text:style-name="T2">Ф</text:span> ≤ <text:span text:style-name="T2">ф</text:span> <text:s/>) = 1 − a. son los límites de confianza (aleatorios) superior e inferior, respectivamente, para un parámetro Ф. Entonces, si la probabilidad (1 − Ф) es el coeficiente de confianza. El intervalo aleatorio resultante esta definido por (Ф(L) , Ф(U)) se denomina intervalo de confianza bilateral.</text:p>
        <text:p text:style-name="Normal"/>
        <text:p text:style-name="Normal">También es posible formar un intervalo de confianza unilateral tal que aun cuando sólo <text:span text:style-name="T2">Ф(</text:span><text:span text:style-name="T1">L)</text:span> es aleatorio en este caso, el intervalo de confianza es <text:span text:style-name="T1">[ф(L),</text:span> Del mismo modo, podríamos tener un intervalo de confianza unilateral superior tal que el intervalo de confianza implicado aquí es: </text:p>
        <text:p text:style-name="Normal"/>
        <text:p text:style-name="Normal">Un método muy útil para encontrar intervalos de confi anza se llama método del pivote. Éste</text:p>
        <text:p text:style-name="Normal">consiste en determinar una cantidad que actúe como pivote y que posea las dos características</text:p>
        <text:p text:style-name="Normal">siguientes:</text:p>
        <text:p text:style-name="Normal"><text:soft-page-break/></text:p>
        <text:p text:style-name="Normal"><text:tab/><text:span text:style-name="T1">1.</text:span>Que sea una función de las medidas muestrales y el parámetro desconocido u, donde u</text:p>
        <text:p text:style-name="Normal"><text:s text:c="10"/>sea la única cantidad desconocida.</text:p>
        <text:p text:style-name="Normal"><text:tab/>2. Que su distribución de probabilidad no dependa del parámetro u.</text:p>
        <text:p text:style-name="Normal"/>
        <text:p text:style-name="Normal">Si se conoce la distribución de probabilidad de la cantidad que actúa como pivote, el siguiente</text:p>
        <text:p text:style-name="Normal">procedimiento lógico puede usarse para obtener la estimación por intervalos deseada. Si Y es</text:p>
        <text:p text:style-name="Normal">cualquier variable aleatoria, <text:span text:style-name="T1">c &gt; 0, es una constante y P(a &lt;= Y &lt;= b)=0.7; entonces ciertamente </text:span></text:p>
        <text:p text:style-name="P1">P(ca &lt;= cY &lt;= cb)=0.7. Del mismo modo, para cualquier constante d. </text:p>
        <text:p text:style-name="P1">P( a + d &lt;= Y + d &lt;= b + d) = 0.7 . Esto es la probabilidad del evento (a ≤ Y ≤ b) no resulta afectada por un cambio de escala o una traslación de Y. Entonces, si conocemos la distribución de probabilidad de una cantidad pivote, podemos usar operaciones como éstas para formar la estimación por intervalos que buscamos. Ilustramos este método con los ejemplos siguientes.</text:p>
        <text:p text:style-name="Normal"/>
        <text:p text:style-name="P1">EJEMPLO 8.4</text:p>
        <text:p text:style-name="Normal"/>
        <text:p text:style-name="P1">Suponga que obtenemos una sola observación Y de una distribución exponencial con media u.</text:p>
        <text:p text:style-name="P1">Use Y para construir un intervalo de confianza para u con un coefi ciente de confi anza de .90.</text:p>
        <text:p text:style-name="Normal"/>
        <text:p text:style-name="Normal"/>
        <text:p text:style-name="P1">Error de Tipo I y II.</text:p>
        <text:p text:style-name="P2">#import google</text:p>
        <text:p text:style-name="P2"><text:line-break/>¿Qué son los errores de tipo I y tipo II?</text:p>
        <text:p text:style-name="P1"/>
        <text:p text:style-name="P1">Ninguna prueba de hipótesis es 100% cierta. Puesto que la prueba se basa en probabilidades, siempre existe la posibilidad de llegar a una conclusión incorrecta. Cuando usted realiza una prueba de hipótesis, puede cometer dos tipos de error: tipo I y tipo II. Los riesgos de estos dos errores están inversamente relacionados y se determinan según el nivel de significancia y la potencia de la prueba. Por lo tanto, usted debe determinar qué error tiene consecuencias más graves para su situación antes de definir los riesgos. </text:p>
        <text:p text:style-name="P1"/>
        <text:p text:style-name="P1"><text:tab/>Error de tipo I </text:p>
        <text:list xml:id="list4162260795981178397" text:style-name="L1">
          <text:list-item>
            <text:p text:style-name="P13">Si usted rechaza la hipótesis nula cuando es verdadera, comete un error de tipo I. La probabilidad de cometer un error de tipo I es α, que es el nivel de significancia que usted establece para su prueba de hipótesis. Un α de 0.05 indica que usted está dispuesto a aceptar una probabilidad de 5% de estar equivocado al rechazar la hipótesis nula. Para reducir este riesgo, debe utilizar un valor menor para α. Sin embargo, usar un valor menor para alfa significa que usted tendrá menos probabilidad de detectar una diferencia si esta realmente existe. </text:p>
          </text:list-item>
          <text:list-item>
            <text:p text:style-name="P13">Error de tipo II </text:p>
          </text:list-item>
          <text:list-item>
            <text:p text:style-name="P13">Cuando la hipótesis nula es falsa y usted no la rechaza, comete un error de tipo II. La probabilidad de cometer un error de tipo II es β, que depende de la potencia de la prueba. Puede reducir el riesgo de cometer un error de tipo II al asegurarse de que la prueba tenga suficiente potencia. Para ello, asegúrese de que el tamaño de la muestra sea lo suficientemente grande como para detectar una diferencia práctica cuando esta realmente exista. </text:p>
          </text:list-item>
        </text:list>
        <text:p text:style-name="P1"/>
        <text:p text:style-name="P1">La probabilidad de rechazar la hipótesis nula cuando es falsa es igual a 1–β. Este valor es la potencia de la prueba. </text:p>
        <text:p text:style-name="P1"/>
        <text:p text:style-name="P1"/>
        <table:table table:name="Table1" table:style-name="Table1">
          <table:table-column table:style-name="Table1.A" table:number-columns-repeated="3"/>
          <text:soft-page-break/>
          <table:table-row>
            <table:table-cell office:value-type="string">
              <text:p text:style-name="P5"> </text:p>
            </table:table-cell>
            <table:table-cell table:number-columns-spanned="2" office:value-type="string">
              <text:p text:style-name="Normal">Verdad acerca de la población</text:p>
            </table:table-cell>
            <table:covered-table-cell/>
          </table:table-row>
          <table:table-row>
            <table:table-cell office:value-type="string">
              <text:p text:style-name="Normal">Decisión basada en la muestra</text:p>
            </table:table-cell>
            <table:table-cell office:value-type="string">
              <text:p text:style-name="Normal">H0 es verdadera</text:p>
            </table:table-cell>
            <table:table-cell office:value-type="string">
              <text:p text:style-name="Normal">H0 es falsa </text:p>
            </table:table-cell>
          </table:table-row>
          <table:table-row>
            <table:table-cell office:value-type="string">
              <text:p text:style-name="Normal">No rechazar H0</text:p>
            </table:table-cell>
            <table:table-cell office:value-type="string">
              <text:p text:style-name="Normal">Decisión correcta (probabilidad = 1 - α) </text:p>
            </table:table-cell>
            <table:table-cell office:value-type="string">
              <text:p text:style-name="Normal">Error tipo II - no rechazar H0 cuando es falsa (probabilidad = β) </text:p>
            </table:table-cell>
          </table:table-row>
          <table:table-row>
            <table:table-cell office:value-type="string">
              <text:p text:style-name="Normal">Rechazar H0</text:p>
            </table:table-cell>
            <table:table-cell office:value-type="string">
              <text:p text:style-name="Normal">Error tipo I - rechazar H0 cuando es verdadera (probabilidad = α) </text:p>
            </table:table-cell>
            <table:table-cell office:value-type="string">
              <text:p text:style-name="Normal">Decisión correcta (probabilidad = 1 - β) </text:p>
            </table:table-cell>
          </table:table-row>
        </table:table>
        <text:p text:style-name="Normal"/>
        <text:p text:style-name="Normal">Ejemplo de error de tipo I y tipo II<text:span text:style-name="T1">:</text:span></text:p>
        <text:p text:style-name="Normal">Para entender la interrelación entre los errores de tipo I y tipo II, y para determinar cuál error tiene consecuencias más graves para su situación, considere el siguiente ejemplo. </text:p>
        <text:p text:style-name="Normal">Un investigador médico desea comparar la efectividad de dos medicamentos. Las hipótesis nula y alternativa son: </text:p>
        <text:list xml:id="list2306182481863102163" text:style-name="L2">
          <text:list-item>
            <text:p text:style-name="P14">Hipótesis nula (H<text:span text:style-name="T3">0</text:span>): μ<text:span text:style-name="T3">1</text:span>= μ<text:span text:style-name="T3">2</text:span> <text:line-break/>Los dos medicamentos tienen la misma eficacia. </text:p>
          </text:list-item>
          <text:list-item>
            <text:p text:style-name="P14">Hipótesis alternativa (H<text:span text:style-name="T3">1</text:span>): μ<text:span text:style-name="T3">1</text:span>≠ μ<text:span text:style-name="T3">2</text:span> <text:line-break/>Los dos medicamentos no tienen la misma eficacia. </text:p>
          </text:list-item>
        </text:list>
        <text:p text:style-name="P4"/>
        <text:p text:style-name="Normal"><text:span text:style-name="T1">Un error de tipo I se produce si el investigador rechaza la hipótesis nula y concluye que los dos medicamentos son diferentes cuando, en realidad, no lo son. Si los medicamentos tienen la misma eficacia, el investigador podría considerar que este error no es muy grave, porque de todos modos los pacientes se beneficiarían con el mismo nivel de eficacia independientemente del medicamento que tomen. Sin embargo, si se produce un error de tipo II, el investigador no rechaza la hipótesis nula cuando debe rechazarla. Es decir, el investigador concluye que los medicamentos son iguales cuando en realidad son diferentes. Este error puede poner en riesgo la vida de los pacientes si se pone en venta el medicamento menos efectivo en lugar del medicamento más efectivo. </text:span></text:p>
        <text:p text:style-name="P1"/>
        <text:p text:style-name="P1">Ejemplo 2:</text:p>
        <text:p text:style-name="P1">Una gran encuesta a nivel nacional realizada recientemente mostró una tasa de desempleo 9% en EEUU. La alcadesa de cierta ciudad desea averiguar si estos resultados son válidos para su ciudad. Por lo que decide tomar una muestra entre los residentes para verificar si la tasa de desempleo en su ciudad es significativamente diferente al 9%.</text:p>
        <text:p text:style-name="P1"/>
        <text:p text:style-name="P1">Sea p la tasa de desempleo en su ciudad. Las siguientes son las hipotesis que establecera:</text:p>
        <text:p text:style-name="P1">H(0): p=0,09</text:p>
        <text:p text:style-name="P1">H(a): p!=0.09</text:p>
        <text:p text:style-name="P1"/>
        <text:p text:style-name="P1">¿Bajo cual de las siguientes condiciones la alcadesa estaria incurriendo en un error de tipo I?</text:p>
        <text:p text:style-name="P1">(error de tipo I es rechazar H(0) cuando H(0) es verdadera</text:p>
        <text:p text:style-name="P1">1)Ella concluye que la tasa de desempleo en la ciudad no es del 9%, cuando en realidad si es. (error de tipo I)</text:p>
        <text:p text:style-name="P1">2)Ella concluye que la tasa de desempleo en la ciudad no es del 9%, cuando en realidad no es.(valido)</text:p>
        <text:p text:style-name="P1">3)Ella concluye que la tasa de desempleo en la ciudad es del 9%, cuando en realidad si es.(valido)</text:p>
        <text:p text:style-name="P1">4)Ella concluye que la tasa de desempleo en la ciudad es del 9%, cuando en realidad no es. (error de tipo II)</text:p>
        <text:p text:style-name="P1"/>
        <text:p text:style-name="P1">La respuesta es Error de Tipo I.</text:p>
        <text:p text:style-name="P1">|1)Ella concluye que la tasa de desempleo en la ciudad no es del 9%, cuando en realidad si es.</text:p>
        <text:p text:style-name="P1"/>
        <text:p text:style-name="P1"/>
        <text:p text:style-name="P1"/>
        <text:p text:style-name="P1"><text:soft-page-break/></text:p>
        <text:p text:style-name="P1">Cuando realice las pruebas de hipótesis, considere los riesgos de cometer errores de tipo I y tipo II. Si las consecuencias de cometer un tipo de error son más graves o costosas que cometer el otro tipo de error, entonces elija un nivel de significancia y una potencia para la prueba que reflejen la gravedad relativa de esas consecuencias. </text:p>
        <text:p text:style-name="P1"/>
        <text:p text:style-name="P1">Lema de Neyman Pearson</text:p>
        <text:p text:style-name="P1"/>
        <text:p text:style-name="P1">Teorema Lema de Neyman−Pearson :</text:p>
        <text:p text:style-name="P1">El Lema de Neyman−Pearson Suponga que deseamos probar la hipótesis nula simple</text:p>
        <text:p text:style-name="P1">H(0) : <text:span text:style-name="T2">Ф </text:span>= <text:span text:style-name="T2">Ф(0)</text:span> <text:span text:style-name="T2">С</text:span>ontra la hipótesis alternativa simple H(a): <text:span text:style-name="T2">Ф = Ф(</text:span>a), con base en una muestra aleatoria Y1,Y2,....,Yn de una distribución con parámetro <text:span text:style-name="T2">Ф</text:span>. <text:s/>Sea L(<text:span text:style-name="T2">Ф</text:span>) la verosimilitud</text:p>
        <text:p text:style-name="P1">de la muestra cuando el valor del parámetro es <text:span text:style-name="T2">Ф</text:span>. Entonces, para una <text:span text:style-name="T4">α</text:span> dada, la prueba</text:p>
        <text:p text:style-name="P1">que maximiza la potencia en <text:span text:style-name="T2">ф(Ф)</text:span> tiene una región de rechazo, RR, determinada por</text:p>
        <text:p text:style-name="P1"/>
        <text:p text:style-name="P1"><draw:frame draw:style-name="fr1" draw:name="graphics1" text:anchor-type="paragraph" svg:width="1.0256in" svg:height="0.5811in" draw:z-index="3"><draw:image xlink:href="Pictures/200000070000108A00000A3C2D150360.svm" xlink:type="simple" xlink:show="embed" xlink:actuate="onLoad"/></draw:frame>El valor de k se escoge de modo que la prueba tenga el valor deseado para <text:span text:style-name="T4">α. Esta prueba es la mas potente en el nivel α <text:s/>para H(0) Contra H(a).</text:span></text:p>
        <text:p text:style-name="P1"><text:span text:style-name="T4"/></text:p>
        <text:p text:style-name="P1"><text:span text:style-name="T4">EJEMPLO 1 Suponga que Y representa una sola observación de una población con función de densidad de probabilidad dada por</text:span></text:p>
        <text:p text:style-name="P1"><draw:frame draw:style-name="fr1" draw:name="graphics2" text:anchor-type="paragraph" svg:width="3.9346in" svg:height="0.8811in" draw:z-index="2"><draw:image xlink:href="Pictures/20000038000017D80000053D2EB5E36C.svm" xlink:type="simple" xlink:show="embed" xlink:actuate="onLoad"/></draw:frame></text:p>
        <text:p text:style-name="P1"><text:span text:style-name="T4">Encuentre la más potente prueba con nivel de significancia α = 0.05 para probar H(0) : </text:span><text:span text:style-name="T5">Ф</text:span><text:span text:style-name="T4"> = 2</text:span></text:p>
        <text:p text:style-name="P1"><text:span text:style-name="T4">contra H</text:span><text:span text:style-name="T5">(</text:span><text:span text:style-name="T4">a) : </text:span><text:span text:style-name="T5">Ф</text:span><text:span text:style-name="T4"> = 1.</text:span></text:p>
        <text:p text:style-name="P1"><text:span text:style-name="T4"/></text:p>
        <text:p text:style-name="P1"><text:span text:style-name="T4">Como ambas hipótesis son simples, el Teorema 10.1 puede aplicarse para obtener la prueba</text:span></text:p>
        <text:p text:style-name="P1"><draw:frame draw:style-name="fr1" draw:name="graphics3" text:anchor-type="paragraph" svg:width="5.2835in" svg:height="0.8181in" draw:z-index="1"><draw:image xlink:href="Pictures/2000000700007CD9000011C88F1254AB.svm" xlink:type="simple" xlink:show="embed" xlink:actuate="onLoad"/></draw:frame><text:span text:style-name="T4">requerida. En este caso</text:span></text:p>
        <text:p text:style-name="P1"><text:span text:style-name="T4">y la forma de la región de rechazo para la más potente prueba es</text:span></text:p>
        <text:p text:style-name="P1"><text:span text:style-name="T4"/></text:p>
        <text:p text:style-name="P9"><text:span text:style-name="T4">2y &lt; k.</text:span></text:p>
        <text:p text:style-name="P1"/>
        <text:p text:style-name="P1">Del mismo modo, la región de rechazo RR es {y &lt; k/2},O bien, debido a que k/2 = k* es</text:p>
        <text:p text:style-name="P1">una constante, la región de rechazo es RR: {y &lt; k*}.</text:p>
        <text:p text:style-name="P1"/>
        <text:p text:style-name="P1">Como <text:s/><text:span text:style-name="T4">α</text:span>= .05 está especificada, el valor de k* está determinado por</text:p>
        <text:p text:style-name="P1"><draw:frame draw:style-name="fr2" draw:name="graphics4" text:anchor-type="paragraph" svg:x="3.6508in" svg:y="0.0772in" svg:width="1.5146in" svg:height="0.561in" draw:z-index="0"><draw:image xlink:href="Pictures/2000002400000A100000051A7B58DE77.svm" xlink:type="simple" xlink:show="embed" xlink:actuate="onLoad"/></draw:frame></text:p>
        <text:p text:style-name="P1">0.05=P(Y en RR cuando <text:span text:style-name="T2">ф=2)=</text:span>P(Y&lt;k* cuando <text:span text:style-name="T2">ф</text:span>=2)=</text:p>
        <text:p text:style-name="P1"/>
        <text:p text:style-name="P1">Por tanto, (k*)^2 = .05 y la región de rechazo de la más potente prueba es</text:p>
        <text:p text:style-name="P1"/>
        <text:p text:style-name="P1">RR:{y &lt; √(.05) = .2236}</text:p>
        <text:p text:style-name="P1"><text:soft-page-break/>Entre todas las pruebas para H(0) contra H(a) a basadas en un tamaño muestral de 1 y con <text:span text:style-name="T4">α</text:span> fija en 0.05 esta prueba tiene el máximo valor posible para potencia (H(a))=potencial(1). De la misma manera, entre todas las pruebas son <text:span text:style-name="T4">α</text:span> = 0.05 esta prueba tiene la minima probabilidad de cometer un error tipo II cuando <text:span text:style-name="T4">β</text:span><text:span text:style-name="T7">(</text:span><text:span text:style-name="T8">ф(</text:span><text:span text:style-name="T7">a)) se evalua en </text:span><text:span text:style-name="T8">ф(</text:span><text:span text:style-name="T7">a)=1 ¿Cual es el valor real para </text:span><text:span text:style-name="T8">potencia(ф) </text:span><text:span text:style-name="T7">cuando </text:span><text:span text:style-name="T8">ф = 1?</text:span></text:p>
        <text:p text:style-name="P1"><text:span text:style-name="T8"/></text:p>
        <text:p text:style-name="P1">potencia(1) = P(Y en RR cuando <text:span text:style-name="T2">ф</text:span> = 1) = P(Y &lt; <text:span text:style-name="T2">0</text:span>.2236 cuando u = 1)=</text:p>
        <text:p text:style-name="P10"><draw:frame draw:style-name="fr3" draw:name="graphics5" text:anchor-type="paragraph" svg:width="1.2917in" svg:height="0.5138in" draw:z-index="5"><draw:image xlink:href="Pictures/2000001F00000CD10000051A31F3437D.svm" xlink:type="simple" xlink:show="embed" xlink:actuate="onLoad"/></draw:frame>Aun cuando la región de rechazo {y &lt; .2236} da el máximo valor para potencia(1) entre to<text:span text:style-name="T1">das las pruebas con </text:span><text:span text:style-name="T6">α</text:span><text:span text:style-name="T1"> = .05, vemos que b(1) = 1 − .2236 = .7764 todavía es muy grande</text:span></text:p>
        <text:p text:style-name="P1"/>
        <text:p text:style-name="P1">Observe que las formas del estadístico de prueba y la región de rechazo dependen de H(0) y</text:p>
        <text:p text:style-name="P1">H(a).Si se cambia la alternativa a H(a) : <text:span text:style-name="T2">ф</text:span> = 4, <text:s/>la prueba más potente está basada en Y^2, y rechazamos H(0) a favor de H(a) si Y^2 &gt; k′, para alguna constante k′. También observe que el lema de Neyman−Pearson proporciona la forma de la región de rechazo; la región de rechazo real</text:p>
        <text:p text:style-name="P1">depende del valor especificado para <text:span text:style-name="T4">α</text:span>.</text:p>
        <text:p text:style-name="P1"/>
        <text:p text:style-name="P1">Para distribuciones discretas, no siempre es posible hallar una prueba cuyo nivel de signifi -</text:p>
        <text:p text:style-name="P1">cancia sea exactamente igual a algún valor predeterminado de <text:span text:style-name="T4">α</text:span>. En tales casos, especificamos</text:p>
        <text:p text:style-name="P1">que la prueba sea aquella para la cual la probabilidad de cometer un error tipo I sea la más</text:p>
        <text:p text:style-name="P1">cercana al valor predeterminado de <text:span text:style-name="T4">α</text:span> sin rebasarlo.</text:p>
        <text:p text:style-name="P1"/>
        <text:p text:style-name="P1">Ejemplo 2 Aplicacion del Teorema de Neyman-Pearson: </text:p>
        <text:p text:style-name="P1"/>
        <text:p text:style-name="P1">Suponga que Y1 ,Y2 , . . . , Yn constituyen una muestra aleatoria de una distribución normal con</text:p>
        <text:p text:style-name="P1">media m desconocida y varianza s 2 conocida. Deseamos probar H 0 : m = m 0 contra H a : m &gt;</text:p>
        <text:p text:style-name="P1">m 0 para una constante especifi cada m 0 . Encuentre la prueba uniformemente más potente con</text:p>
        <text:p text:style-name="P1">un nivel de significancia a.</text:p>
        <text:p text:style-name="P1"><draw:frame draw:style-name="fr3" draw:name="graphics6" text:anchor-type="paragraph" svg:width="3.4862in" svg:height="0.528in" draw:z-index="6"><draw:image xlink:href="Pictures/20000050000022970000053D8AC7AD76.svm" xlink:type="simple" xlink:show="embed" xlink:actuate="onLoad"/></draw:frame>Intervalos de confianza para muestras pequeñas y muestras grandes.Tenemos:</text:p>
        <text:p text:style-name="P1">L(<text:span text:style-name="T4">μ</text:span>) = f (y1 | <text:span text:style-name="T4">μ</text:span>) * f (y | <text:span text:style-name="T4">μ</text:span>) * * * * * f(yn | <text:span text:style-name="T4">μ</text:span>) </text:p>
        <text:p text:style-name="P1"><draw:frame draw:style-name="fr3" draw:name="graphics7" text:anchor-type="paragraph" svg:width="3.889in" svg:height="0.5417in" draw:z-index="4"><draw:image xlink:href="Pictures/2000006300002696000005602E0C2F28.svm" xlink:type="simple" xlink:show="embed" xlink:actuate="onLoad"/></draw:frame>[Recuerde que exp(w) es simplemente e w en otra forma.]</text:p>
        <text:p text:style-name="P1"/>
        <text:p text:style-name="P1"><draw:frame draw:style-name="fr3" draw:name="graphics8" text:anchor-type="paragraph" svg:width="2.5972in" svg:height="0.2638in" draw:z-index="7"><draw:image xlink:href="Pictures/2000001A000019C50000029F4D0DF073.svm" xlink:type="simple" xlink:show="embed" xlink:actuate="onLoad"/></draw:frame> </text:p>
        <text:p text:style-name="P1">el Teorema de Neyman Pearson implica que la prueba más potente de </text:p>
        <text:p text:style-name="P1"/>
        <text:p text:style-name="P1"><draw:frame draw:style-name="fr3" draw:name="graphics9" text:anchor-type="paragraph" svg:width="2.0835in" svg:height="0.2638in" draw:z-index="8"><draw:image xlink:href="Pictures/20000024000014AC0000029F3EBAF9D7.svm" xlink:type="simple" xlink:show="embed" xlink:actuate="onLoad"/></draw:frame>esta dada por:</text:p>
        <text:p text:style-name="P1"><draw:frame draw:style-name="fr1" draw:name="graphics10" text:anchor-type="paragraph" svg:width="1.5189in" svg:height="0.9366in" draw:z-index="9"><draw:image xlink:href="Pictures/2000000700001F6C000014AD0EF71375.svm" xlink:type="simple" xlink:show="embed" xlink:actuate="onLoad"/></draw:frame>que en este caso es equivalente a:</text:p>
        <text:p text:style-name="P1"><draw:frame draw:style-name="fr3" draw:name="graphics11" text:anchor-type="paragraph" svg:width="2.4445in" svg:height="1.028in" draw:z-index="10"><draw:image xlink:href="Pictures/2000007D0000184100000A3399A73E99.svm" xlink:type="simple" xlink:show="embed" xlink:actuate="onLoad"/></draw:frame><text:soft-page-break/>Esta desigualdad se puede reacomodar como sigue:</text:p>
        <text:p text:style-name="P1"><draw:frame draw:style-name="fr1" draw:name="graphics12" text:anchor-type="paragraph" svg:width="4.0701in" svg:height="0.7402in" draw:z-index="11"><draw:image xlink:href="Pictures/20000046000020400000058405091C0E.svm" xlink:type="simple" xlink:show="embed" xlink:actuate="onLoad"/></draw:frame>Aplicando logaritmos naturales y simplifi cando, tenemos</text:p>
        <text:p text:style-name="P1"><draw:frame draw:style-name="fr3" draw:name="graphics13" text:anchor-type="paragraph" svg:width="3.378in" svg:height="0.8654in" draw:z-index="12"><draw:image xlink:href="Pictures/2000004100001E750000053DB109D30C.svm" xlink:type="simple" xlink:show="embed" xlink:actuate="onLoad"/></draw:frame><draw:frame draw:style-name="fr4" draw:name="graphics14" text:anchor-type="paragraph" svg:x="1.6654in" svg:y="0.9457in" svg:width="3.1161in" svg:height="0.9209in" draw:z-index="13"><draw:image xlink:href="Pictures/2000003100001B03000004B0878B6030.svm" xlink:type="simple" xlink:show="embed" xlink:actuate="onLoad"/></draw:frame><draw:frame draw:style-name="fr4" draw:name="graphics15" text:anchor-type="paragraph" svg:x="0.8701in" svg:y="2.0016in" svg:width="4.8402in" svg:height="0.9701in" draw:z-index="14"><draw:image xlink:href="Pictures/200000360000281A000004B0115A51D4.svm" xlink:type="simple" xlink:show="embed" xlink:actuate="onLoad"/></draw:frame></text:p>
        <text:p text:style-name="P1"><draw:frame draw:style-name="fr1" draw:name="graphics16" text:anchor-type="paragraph" svg:width="4.0791in" svg:height="0.9618in" draw:z-index="15"><draw:image xlink:href="Pictures/2000003200001AE00000048DBF033D71.svm" xlink:type="simple" xlink:show="embed" xlink:actuate="onLoad"/></draw:frame></text:p>
        <text:p text:style-name="P1"><draw:frame draw:style-name="fr4" draw:name="graphics18" text:anchor-type="paragraph" svg:x="0.948in" svg:y="0.5209in" svg:width="4.6209in" svg:height="0.9244in" draw:z-index="17"><draw:image xlink:href="Pictures/2000000700004D000000123213722F67.svm" xlink:type="simple" xlink:show="embed" xlink:actuate="onLoad"/></draw:frame><draw:frame draw:style-name="fr4" draw:name="graphics17" text:anchor-type="paragraph" svg:x="0.1972in" svg:y="0.0244in" svg:width="1.4756in" svg:height="0.461in" draw:z-index="16"><draw:image xlink:href="Pictures/2000000700003855000010065C515818.svm" xlink:type="simple" xlink:show="embed" xlink:actuate="onLoad"/></draw:frame>Como <text:span text:style-name="T2">Ф</text:span>^2, n, <text:span text:style-name="T4">μ</text:span><text:span text:style-name="T7">(0)</text:span> y <text:span text:style-name="T4">μ</text:span><text:span text:style-name="T7">(a)</text:span> son constantes conocidas todas ellas, la cantidad del lado derecho de la</text:p>
        <text:p text:style-name="P1">desigualdad es una constante; llamémosla k′. Por tanto, la prueba más potente de H(0) : <text:span text:style-name="T4">μ</text:span> = <text:span text:style-name="T4">μ</text:span><text:span text:style-name="T7">(0)</text:span></text:p>
        <text:p text:style-name="P1"><draw:frame draw:style-name="fr2" draw:name="graphics19" text:anchor-type="paragraph" svg:x="0.539in" svg:y="0.0445in" svg:width="1.4228in" svg:height="0.2811in" draw:z-index="18"><draw:image xlink:href="Pictures/200000070000156600000600CFB85F02.svm" xlink:type="simple" xlink:show="embed" xlink:actuate="onLoad"/></draw:frame>contra <text:s/><text:tab/><text:tab/> <text:s/><text:tab/>tiene la región de rechazo dada por:</text:p>
        <text:p text:style-name="P1"/>
        <text:p text:style-name="P1">RR = {y &gt; k' }.</text:p>
        <text:p text:style-name="P1"/>
        <text:p text:style-name="P1">El valor preciso de k′ se determina al fijar a y observar que</text:p>
        <text:p text:style-name="P1"/>
        <text:p text:style-name="P1"/>
        <text:p text:style-name="P1"/>
        <text:p text:style-name="P1"/>
        <text:p text:style-name="P1"><draw:frame draw:style-name="fr1" draw:name="graphics20" text:anchor-type="paragraph" svg:width="4.1819in" svg:height="2.6055in" draw:z-index="19"><draw:image xlink:href="Pictures/200000070000462E000026DDE03A5EDC.svm" xlink:type="simple" xlink:show="embed" xlink:actuate="onLoad"/></draw:frame><text:soft-page-break/>Porque, dada H(0) , Z tiene una distribución normal estándar, P (Z &gt; z(a) ) = <text:span text:style-name="T4">α</text:span></text:p>
        <text:p text:style-name="P1"><draw:frame draw:style-name="fr2" draw:name="graphics21" text:anchor-type="paragraph" svg:x="3.039in" svg:y="0.0228in" svg:width="2.0902in" svg:height="0.2689in" draw:z-index="20"><draw:image xlink:href="Pictures/20000007000019BD0000051140F57011.svm" xlink:type="simple" xlink:show="embed" xlink:actuate="onLoad"/></draw:frame> y el valor requerido para k′ debe satisfacer</text:p>
        <text:p text:style-name="P1"/>
        <text:p text:style-name="P1"><draw:frame draw:style-name="fr2" draw:name="graphics22" text:anchor-type="paragraph" svg:x="2.3402in" svg:y="0.0075in" svg:width="1.7681in" svg:height="0.372in" draw:z-index="21"><draw:image xlink:href="Pictures/200000070000492E0000105506B875CD.svm" xlink:type="simple" xlink:show="embed" xlink:actuate="onLoad"/></draw:frame> o bien, de manera equivalente, </text:p>
        <text:p text:style-name="P1"/>
        <text:p text:style-name="P1">Entonces, la prueba nivel a que tiene el máximo valor posible para la potencia(<text:span text:style-name="T2">ф(</text:span>a) está</text:p>
        <text:p text:style-name="P1">basada en el estadístico Y y tiene región de rechazo </text:p>
        <text:p text:style-name="P1"><draw:frame draw:style-name="fr1" draw:name="graphics23" text:anchor-type="paragraph" svg:width="3.1138in" svg:height="0.3835in" draw:z-index="22"><draw:image xlink:href="Pictures/200000070000212E000004A802FC67B1.svm" xlink:type="simple" xlink:show="embed" xlink:actuate="onLoad"/></draw:frame><text:span text:style-name="T8"/></text:p>
        <text:p text:style-name="P1"><text:s/>Ahora observamos que ni el estadístico de prueba ni la región de rechazo para esta prueba nivel <text:span text:style-name="T4">α</text:span></text:p>
        <text:p text:style-name="P1">dependen del valor particular asignado a <text:span text:style-name="T4">μ</text:span><text:span text:style-name="T7">(a)</text:span>. Esto es, para cualquier valor de <text:span text:style-name="T4">μ</text:span><text:span text:style-name="T7">(a) a mayor que </text:span><text:span text:style-name="T4">μ</text:span><text:span text:style-name="T7">(</text:span><text:span text:style-name="T8">0</text:span><text:span text:style-name="T7">)</text:span><text:span text:style-name="T8">,obtenemos exactamente la misma región de rechazo. <text:s/>Por tanto, la prueba nivel </text:span><text:span text:style-name="T4">α con la región</text:span></text:p>
        <text:p text:style-name="P1">de rechazo previamente dada tiene el máximo valor posible para potencia <text:span text:style-name="T4">μ</text:span><text:span text:style-name="T7">(a) para toda </text:span><text:span text:style-name="T4">μ</text:span><text:span text:style-name="T7">(a) &gt; </text:span><text:span text:style-name="T4">μ</text:span><text:span text:style-name="T7">(0). <text:s/></text:span></text:p>
        <text:p text:style-name="P1">Es la prueba uniformemente más potente para H(0) : <text:span text:style-name="T4">μ</text:span> = <text:span text:style-name="T4">μ</text:span><text:span text:style-name="T7">(0) contra H(a) : <text:s/></text:span><text:span text:style-name="T4">μ</text:span><text:span text:style-name="T7"> = </text:span><text:span text:style-name="T4">μ</text:span><text:span text:style-name="T7">(0). </text:span></text:p>
        <text:p text:style-name="P1"/>
        <text:p text:style-name="P1">Relacion entre intervalos de confianza y pruebas de hipotesis.</text:p>
        <text:p text:style-name="P1"/>
        <text:p text:style-name="P1">Los intervalos de confianza y las pruebas de hipótesis son similares en que ambos son métodos inferenciales que se basan en una distribución de muestreo aproximada. Los intervalos de confianza utilizan datos de una muestra para estimar un parámetro de población. Las pruebas de hipótesis utilizan datos de una muestra para probar una hipótesis específica. La prueba de hipótesis requiere que tengamos un parámetro hipotético.</text:p>
        <text:p text:style-name="P1"/>
        <text:p text:style-name="P1"/>
        <text:p text:style-name="P1"/>
        <text:p text:style-name="P1"/>
        <text:p text:style-name="P1"/>
        <text:p text:style-name="P1"/>
        <text:p text:style-name="P1"/>
        <text:p text:style-name="P1"/>
        <text:p text:style-name="P1">*2 Ejercicios por tema Teoria o conceptos y teorem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sans-serif" svg:font-family="sans-serif"/>
    <style:font-face style:name="FreeSerif" svg:font-family="FreeSerif" style:font-family-generic="roma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in" fo:margin-bottom="0.0835in"/>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aption" style:family="paragraph" style:parent-style-name="Normal" style:class="extra">
      <style:paragraph-properties fo:margin-top="0.0835in" fo:margin-bottom="0.0835in"/>
      <style:text-properties fo:font-size="12pt" fo:font-style="italic"/>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Ruben Gavidia</meta:initial-creator>
    <dc:creator>Ruben Gavidia</dc:creator>
    <meta:creation-date>2020-03-02T17:07:20.69</meta:creation-date>
    <dc:date>2020-03-03T19:57:26.20</dc:date>
    <meta:editing-duration>PT4H50M40S</meta:editing-duration>
    <meta:editing-cycles>46</meta:editing-cycles>
    <meta:document-statistic meta:table-count="1" meta:image-count="23" meta:object-count="0" meta:page-count="7" meta:paragraph-count="129" meta:word-count="2496" meta:character-count="14309"/>
  </office:meta>
</office:document-meta>
</file>